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0.8cm" table:align="margins"/>
    </style:style>
    <style:style style:name="Tableau1.A" style:family="table-column">
      <style:table-column-properties style:column-width="5.399cm" style:rel-column-width="32767*"/>
    </style:style>
    <style:style style:name="Tableau1.B" style:family="table-column">
      <style:table-column-properties style:column-width="5.401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4" style:family="table-row">
      <style:table-row-properties style:min-row-height="0.803cm"/>
    </style:style>
    <style:style style:name="Tableau2" style:family="table">
      <style:table-properties style:width="10.8cm" table:align="margins"/>
    </style:style>
    <style:style style:name="Tableau2.A" style:family="table-column">
      <style:table-column-properties style:column-width="3.6cm" style:rel-column-width="21845*"/>
    </style:style>
    <style:style style:name="Tableau2.B" style:family="table-column">
      <style:table-column-properties style:column-width="3.6cm" style:rel-column-width="21844*"/>
    </style:style>
    <style:style style:name="Tableau2.C" style:family="table-column">
      <style:table-column-properties style:column-width="3.6cm" style:rel-column-width="21846*"/>
    </style:style>
    <style:style style:name="Tableau2.1" style:family="table-row">
      <style:table-row-properties style:min-row-height="0.691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0pt" fo:font-style="italic" style:text-underline-style="solid" style:text-underline-width="auto" style:text-underline-color="font-color" officeooo:rsid="00252f65" officeooo:paragraph-rsid="00252f65"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rsid="0024d233" officeooo:paragraph-rsid="0024d233"/>
    </style:style>
    <style:style style:name="P3" style:family="paragraph" style:parent-style-name="Standard">
      <style:text-properties officeooo:rsid="0017580b" officeooo:paragraph-rsid="0017580b"/>
    </style:style>
    <style:style style:name="P4" style:family="paragraph" style:parent-style-name="Standard">
      <style:text-properties fo:font-size="15pt" officeooo:rsid="0017580b" officeooo:paragraph-rsid="0017580b" style:font-size-asian="15pt" style:font-size-complex="15pt"/>
    </style:style>
    <style:style style:name="P5" style:family="paragraph" style:parent-style-name="Standard">
      <style:text-properties fo:font-size="15pt" officeooo:rsid="0017580b" officeooo:paragraph-rsid="00236b87" style:font-size-asian="15pt" style:font-size-complex="15pt"/>
    </style:style>
    <style:style style:name="P6" style:family="paragraph" style:parent-style-name="Standard">
      <style:text-properties fo:font-size="15pt" officeooo:rsid="0017580b" officeooo:paragraph-rsid="0017c433" style:font-size-asian="15pt" style:font-size-complex="15pt"/>
    </style:style>
    <style:style style:name="P7" style:family="paragraph" style:parent-style-name="Standard">
      <style:paragraph-properties fo:text-align="justify" style:justify-single-word="false"/>
      <style:text-properties fo:font-size="15pt" officeooo:rsid="0017580b" officeooo:paragraph-rsid="00236b87" style:font-size-asian="15pt" style:font-size-complex="15pt"/>
    </style:style>
    <style:style style:name="P8" style:family="paragraph" style:parent-style-name="Standard">
      <style:paragraph-properties fo:text-align="justify" style:justify-single-word="false"/>
      <style:text-properties fo:font-size="15pt" officeooo:rsid="0017580b" officeooo:paragraph-rsid="0017580b" style:font-size-asian="15pt" style:font-size-complex="15pt"/>
    </style:style>
    <style:style style:name="P9" style:family="paragraph" style:parent-style-name="Standard">
      <style:paragraph-properties fo:text-align="justify" style:justify-single-word="false"/>
      <style:text-properties fo:font-size="15pt" officeooo:rsid="00219023" officeooo:paragraph-rsid="00219023" style:font-size-asian="15pt" style:font-size-complex="15pt"/>
    </style:style>
    <style:style style:name="P10" style:family="paragraph" style:parent-style-name="Standard">
      <style:text-properties fo:font-size="15pt" officeooo:rsid="0017c433" officeooo:paragraph-rsid="0017c433" style:font-size-asian="15pt" style:font-size-complex="15pt"/>
    </style:style>
    <style:style style:name="P11" style:family="paragraph" style:parent-style-name="Standard">
      <style:paragraph-properties fo:text-align="justify" style:justify-single-word="false"/>
      <style:text-properties fo:font-size="15pt" officeooo:rsid="0017c433" officeooo:paragraph-rsid="0017c433" style:font-size-asian="15pt" style:font-size-complex="15pt"/>
    </style:style>
    <style:style style:name="P12" style:family="paragraph" style:parent-style-name="Standard">
      <style:paragraph-properties fo:text-align="justify" style:justify-single-word="false"/>
      <style:text-properties fo:font-size="15pt" officeooo:rsid="0017c433" officeooo:paragraph-rsid="00219023" style:font-size-asian="15pt" style:font-size-complex="15pt"/>
    </style:style>
    <style:style style:name="P13" style:family="paragraph" style:parent-style-name="Standard">
      <style:text-properties fo:font-size="15pt" officeooo:rsid="0019c743" officeooo:paragraph-rsid="0019c743" style:font-size-asian="15pt" style:font-size-complex="15pt"/>
    </style:style>
    <style:style style:name="P14" style:family="paragraph" style:parent-style-name="Standard">
      <style:paragraph-properties fo:text-align="justify" style:justify-single-word="false"/>
      <style:text-properties fo:font-size="15pt" officeooo:rsid="0019c743" officeooo:paragraph-rsid="0019c743" style:font-size-asian="15pt" style:font-size-complex="15pt"/>
    </style:style>
    <style:style style:name="P15" style:family="paragraph" style:parent-style-name="Standard">
      <style:paragraph-properties fo:text-align="justify" style:justify-single-word="false"/>
      <style:text-properties officeooo:paragraph-rsid="0017580b"/>
    </style:style>
    <style:style style:name="P16" style:family="paragraph" style:parent-style-name="Standard">
      <style:paragraph-properties fo:text-align="justify" style:justify-single-word="false"/>
      <style:text-properties fo:font-size="20pt" fo:font-style="italic" officeooo:rsid="00220fbb" officeooo:paragraph-rsid="0017580b" style:font-size-asian="20pt" style:font-style-asian="italic" style:font-size-complex="20pt" style:font-style-complex="italic"/>
    </style:style>
    <style:style style:name="P17" style:family="paragraph" style:parent-style-name="Standard">
      <style:paragraph-properties fo:text-align="justify" style:justify-single-word="false"/>
      <style:text-properties fo:font-size="20pt" officeooo:paragraph-rsid="0017580b" style:font-size-asian="20pt" style:font-size-complex="20pt"/>
    </style:style>
    <style:style style:name="P18" style:family="paragraph" style:parent-style-name="Text_20_body">
      <style:text-properties officeooo:paragraph-rsid="001847e3"/>
    </style:style>
    <style:style style:name="P19" style:family="paragraph" style:parent-style-name="Text_20_body">
      <style:text-properties officeooo:paragraph-rsid="001ba375"/>
    </style:style>
    <style:style style:name="P20" style:family="paragraph" style:parent-style-name="Text_20_body">
      <style:text-properties officeooo:paragraph-rsid="001c4564"/>
    </style:style>
    <style:style style:name="P21" style:family="paragraph" style:parent-style-name="Text_20_body">
      <style:text-properties officeooo:paragraph-rsid="001f5b48"/>
    </style:style>
    <style:style style:name="P22" style:family="paragraph" style:parent-style-name="Text_20_body">
      <style:text-properties fo:color="#000000" fo:font-size="15pt" officeooo:rsid="001959dd" officeooo:paragraph-rsid="001959dd" style:font-size-asian="15pt" style:font-size-complex="15pt"/>
    </style:style>
    <style:style style:name="P23" style:family="paragraph" style:parent-style-name="Text_20_body">
      <style:paragraph-properties fo:text-align="justify" style:justify-single-word="false"/>
      <style:text-properties fo:color="#000000" fo:font-size="15pt" officeooo:rsid="001959dd" officeooo:paragraph-rsid="001959dd" style:font-size-asian="15pt" style:font-size-complex="15pt"/>
    </style:style>
    <style:style style:name="P24" style:family="paragraph" style:parent-style-name="Text_20_body">
      <style:paragraph-properties fo:text-align="justify" style:justify-single-word="false"/>
      <style:text-properties fo:font-size="15pt" officeooo:rsid="001847e3" officeooo:paragraph-rsid="001847e3" style:font-size-asian="15pt" style:font-size-complex="15pt"/>
    </style:style>
    <style:style style:name="P25" style:family="paragraph" style:parent-style-name="Text_20_body">
      <style:paragraph-properties fo:text-align="justify" style:justify-single-word="false"/>
      <style:text-properties fo:font-size="15pt" officeooo:rsid="0019c743" officeooo:paragraph-rsid="0019c743" style:font-size-asian="15pt" style:font-size-complex="15pt"/>
    </style:style>
    <style:style style:name="P26" style:family="paragraph" style:parent-style-name="Text_20_body">
      <style:paragraph-properties fo:text-align="justify" style:justify-single-word="false"/>
      <style:text-properties fo:font-size="15pt" officeooo:rsid="001959dd" officeooo:paragraph-rsid="001959dd" style:font-size-asian="15pt" style:font-size-complex="15pt"/>
    </style:style>
    <style:style style:name="P27" style:family="paragraph" style:parent-style-name="Text_20_body">
      <style:paragraph-properties fo:text-align="justify" style:justify-single-word="false"/>
      <style:text-properties fo:font-size="15pt" officeooo:rsid="001f5b48" officeooo:paragraph-rsid="001f5b48" style:font-size-asian="15pt" style:font-size-complex="15pt"/>
    </style:style>
    <style:style style:name="P28" style:family="paragraph" style:parent-style-name="Text_20_body">
      <style:text-properties fo:font-size="15pt" officeooo:rsid="001ba375" officeooo:paragraph-rsid="001ba375" style:font-size-asian="15pt" style:font-size-complex="15pt"/>
    </style:style>
    <style:style style:name="P29" style:family="paragraph" style:parent-style-name="Text_20_body">
      <style:paragraph-properties fo:text-align="justify" style:justify-single-word="false"/>
      <style:text-properties fo:font-size="15pt" officeooo:rsid="001ba375" officeooo:paragraph-rsid="001ba375" style:font-size-asian="15pt" style:font-size-complex="15pt"/>
    </style:style>
    <style:style style:name="P30" style:family="paragraph" style:parent-style-name="Text_20_body">
      <style:text-properties fo:font-size="15pt" officeooo:paragraph-rsid="0020bb3f" style:font-size-asian="15pt" style:font-size-complex="15pt"/>
    </style:style>
    <style:style style:name="P31" style:family="paragraph" style:parent-style-name="Text_20_body">
      <style:paragraph-properties fo:text-align="justify" style:justify-single-word="false"/>
      <style:text-properties fo:font-size="15pt" officeooo:rsid="0020bb3f" officeooo:paragraph-rsid="0020bb3f" style:font-size-asian="15pt" style:font-size-complex="15pt"/>
    </style:style>
    <style:style style:name="P32" style:family="paragraph" style:parent-style-name="Text_20_body">
      <style:paragraph-properties fo:text-align="justify" style:justify-single-word="false"/>
      <style:text-properties fo:font-size="15pt" officeooo:rsid="0020f1d0" officeooo:paragraph-rsid="0020f1d0" style:font-size-asian="15pt" style:font-size-complex="15pt"/>
    </style:style>
    <style:style style:name="P33" style:family="paragraph" style:parent-style-name="Text_20_body">
      <style:text-properties fo:font-size="15pt" officeooo:rsid="0032c480" officeooo:paragraph-rsid="0032c480" style:font-size-asian="13.1000003814697pt" style:font-size-complex="15pt"/>
    </style:style>
    <style:style style:name="P34" style:family="paragraph" style:parent-style-name="Text_20_body">
      <style:paragraph-properties fo:text-align="justify" style:justify-single-word="false"/>
      <style:text-properties fo:font-size="15pt" fo:font-style="normal" officeooo:rsid="0032c480" officeooo:paragraph-rsid="0032c480" style:font-size-asian="15pt" style:font-style-asian="normal" style:font-size-complex="15pt" style:font-style-complex="normal"/>
    </style:style>
    <style:style style:name="P35" style:family="paragraph" style:parent-style-name="Text_20_body">
      <style:paragraph-properties fo:text-align="justify" style:justify-single-word="false"/>
      <style:text-properties fo:font-size="15pt" fo:font-style="normal" officeooo:rsid="003545e5" officeooo:paragraph-rsid="003545e5" style:font-size-asian="15pt" style:font-style-asian="normal" style:font-size-complex="15pt" style:font-style-complex="normal"/>
    </style:style>
    <style:style style:name="P36" style:family="paragraph" style:parent-style-name="Text_20_body">
      <style:paragraph-properties fo:text-align="justify" style:justify-single-word="false"/>
      <style:text-properties fo:font-size="15pt" fo:font-style="normal" officeooo:rsid="00330ca2" officeooo:paragraph-rsid="00330ca2" style:font-size-asian="15pt" style:font-style-asian="normal" style:font-size-complex="15pt" style:font-style-complex="normal"/>
    </style:style>
    <style:style style:name="P37" style:family="paragraph" style:parent-style-name="Text_20_body">
      <style:paragraph-properties fo:text-align="justify" style:justify-single-word="false"/>
      <style:text-properties fo:font-size="15pt" fo:font-style="normal" officeooo:rsid="003b7b9b" officeooo:paragraph-rsid="003b7b9b" style:font-size-asian="15pt" style:font-style-asian="normal" style:font-size-complex="15pt" style:font-style-complex="normal"/>
    </style:style>
    <style:style style:name="P38" style:family="paragraph" style:parent-style-name="Text_20_body">
      <style:paragraph-properties fo:text-align="justify" style:justify-single-word="false"/>
      <style:text-properties fo:font-size="15pt" fo:font-style="italic" officeooo:rsid="001959dd" officeooo:paragraph-rsid="001959dd" style:font-size-asian="15pt" style:font-style-asian="italic" style:font-size-complex="15pt" style:font-style-complex="italic"/>
    </style:style>
    <style:style style:name="P39" style:family="paragraph" style:parent-style-name="Text_20_body">
      <style:paragraph-properties fo:text-align="start" style:justify-single-word="false"/>
      <style:text-properties style:font-name="Liberation Sans" fo:font-size="20pt" fo:font-weight="bold" officeooo:rsid="002c7e5d" officeooo:paragraph-rsid="002c7e5d" style:font-size-asian="17.5pt" style:font-weight-asian="bold" style:font-size-complex="20pt" style:font-weight-complex="bold"/>
    </style:style>
    <style:style style:name="P40" style:family="paragraph" style:parent-style-name="Text_20_body">
      <style:paragraph-properties fo:text-align="start" style:justify-single-word="false"/>
      <style:text-properties style:font-name="Liberation Sans" fo:font-size="20pt" fo:font-weight="normal" officeooo:rsid="002c7e5d" officeooo:paragraph-rsid="002c7e5d" style:font-size-asian="17.5pt" style:font-weight-asian="normal" style:font-size-complex="20pt" style:font-weight-complex="normal"/>
    </style:style>
    <style:style style:name="P41" style:family="paragraph" style:parent-style-name="Text_20_body">
      <style:paragraph-properties fo:text-align="start" style:justify-single-word="false"/>
      <style:text-properties style:font-name="Liberation Serif" fo:font-size="15pt" fo:font-weight="normal" officeooo:rsid="002c7e5d" officeooo:paragraph-rsid="002c7e5d" style:font-size-asian="13.1000003814697pt" style:font-weight-asian="normal" style:font-size-complex="15pt" style:font-weight-complex="normal"/>
    </style:style>
    <style:style style:name="P42" style:family="paragraph" style:parent-style-name="Text_20_body">
      <style:paragraph-properties fo:text-align="start" style:justify-single-word="false"/>
      <style:text-properties style:font-name="Liberation Serif" fo:font-size="15pt" fo:font-style="normal" fo:font-weight="normal" officeooo:rsid="002e3ed9" officeooo:paragraph-rsid="002e3ed9" style:font-size-asian="13.1000003814697pt" style:font-style-asian="normal" style:font-weight-asian="normal" style:font-size-complex="15pt" style:font-style-complex="normal" style:font-weight-complex="normal"/>
    </style:style>
    <style:style style:name="P43" style:family="paragraph" style:parent-style-name="Text_20_body">
      <style:paragraph-properties fo:text-align="start" style:justify-single-word="false"/>
      <style:text-properties style:font-name="Liberation Serif" fo:font-size="15pt" fo:font-style="normal" fo:font-weight="normal" officeooo:rsid="002efd1a" officeooo:paragraph-rsid="002efd1a" style:font-size-asian="13.1000003814697pt" style:font-style-asian="normal" style:font-weight-asian="normal" style:font-size-complex="15pt" style:font-style-complex="normal" style:font-weight-complex="normal"/>
    </style:style>
    <style:style style:name="P44" style:family="paragraph" style:parent-style-name="Text_20_body">
      <style:paragraph-properties fo:text-align="start" style:justify-single-word="false"/>
      <style:text-properties style:font-name="Liberation Serif" fo:font-size="15pt" fo:font-style="normal" fo:font-weight="normal" officeooo:rsid="003545e5" officeooo:paragraph-rsid="003545e5" style:font-size-asian="13.1000003814697pt" style:font-style-asian="normal" style:font-weight-asian="normal" style:font-size-complex="15pt" style:font-style-complex="normal" style:font-weight-complex="normal"/>
    </style:style>
    <style:style style:name="P45" style:family="paragraph" style:parent-style-name="Text_20_body">
      <style:paragraph-properties fo:text-align="start" style:justify-single-word="false"/>
      <style:text-properties style:font-name="Liberation Serif" fo:font-size="15pt" fo:font-style="normal" fo:font-weight="normal" officeooo:rsid="003717a1" officeooo:paragraph-rsid="003717a1" style:font-size-asian="13.1000003814697pt" style:font-style-asian="normal" style:font-weight-asian="normal" style:font-size-complex="15pt" style:font-style-complex="normal" style:font-weight-complex="normal"/>
    </style:style>
    <style:style style:name="P46" style:family="paragraph" style:parent-style-name="Text_20_body">
      <style:paragraph-properties fo:text-align="center" style:justify-single-word="false"/>
      <style:text-properties style:font-name="Liberation Serif" fo:font-size="15pt" fo:font-style="normal" fo:font-weight="normal" officeooo:rsid="003717a1" officeooo:paragraph-rsid="003717a1" style:font-size-asian="13.1000003814697pt" style:font-style-asian="normal" style:font-weight-asian="normal" style:font-size-complex="15pt" style:font-style-complex="normal" style:font-weight-complex="normal"/>
    </style:style>
    <style:style style:name="P47" style:family="paragraph" style:parent-style-name="Text_20_body">
      <style:paragraph-properties fo:text-align="start" style:justify-single-word="false"/>
      <style:text-properties style:font-name="Liberation Serif" fo:font-size="15pt" fo:font-style="normal" fo:font-weight="bold" officeooo:rsid="002efd1a" officeooo:paragraph-rsid="002efd1a" style:font-size-asian="13.1000003814697pt" style:font-style-asian="normal" style:font-weight-asian="bold" style:font-size-complex="15pt" style:font-style-complex="normal" style:font-weight-complex="bold"/>
    </style:style>
    <style:style style:name="P48" style:family="paragraph" style:parent-style-name="Text_20_body">
      <style:paragraph-properties fo:text-align="start" style:justify-single-word="false"/>
      <style:text-properties style:font-name="Liberation Serif" fo:font-size="15pt" fo:font-style="italic" fo:font-weight="normal" officeooo:rsid="002e3ed9" officeooo:paragraph-rsid="002e3ed9" style:font-size-asian="13.1000003814697pt" style:font-style-asian="italic" style:font-weight-asian="normal" style:font-size-complex="15pt" style:font-style-complex="italic" style:font-weight-complex="normal"/>
    </style:style>
    <style:style style:name="P49" style:family="paragraph" style:parent-style-name="Text_20_body">
      <style:paragraph-properties fo:text-align="start" style:justify-single-word="false"/>
      <style:text-properties style:font-name="Liberation Serif" fo:font-size="15pt" fo:font-style="italic" fo:font-weight="bold" officeooo:rsid="002efd1a" officeooo:paragraph-rsid="002efd1a" style:font-size-asian="13.1000003814697pt" style:font-style-asian="italic" style:font-weight-asian="bold" style:font-size-complex="15pt" style:font-style-complex="italic" style:font-weight-complex="bold"/>
    </style:style>
    <style:style style:name="P50" style:family="paragraph" style:parent-style-name="Text_20_body">
      <style:paragraph-properties fo:text-align="start" style:justify-single-word="false"/>
      <style:text-properties style:font-name="Liberation Serif" fo:font-size="20pt" fo:font-style="normal" fo:font-weight="bold" officeooo:rsid="003545e5" officeooo:paragraph-rsid="003545e5" style:font-size-asian="17.5pt" style:font-style-asian="normal" style:font-weight-asian="bold" style:font-size-complex="20pt" style:font-style-complex="normal" style:font-weight-complex="bold"/>
    </style:style>
    <style:style style:name="P51" style:family="paragraph" style:parent-style-name="Text_20_body">
      <style:paragraph-properties fo:text-align="start" style:justify-single-word="false"/>
      <style:text-properties style:font-name="Liberation Serif" fo:font-size="20pt" fo:font-style="normal" fo:font-weight="bold" officeooo:rsid="003717a1" officeooo:paragraph-rsid="003717a1" style:font-size-asian="17.5pt" style:font-style-asian="normal" style:font-weight-asian="bold" style:font-size-complex="20pt" style:font-style-complex="normal" style:font-weight-complex="bold"/>
    </style:style>
    <style:style style:name="P52" style:family="paragraph" style:parent-style-name="Text_20_body">
      <style:text-properties fo:font-size="20pt" officeooo:rsid="0020bb3f" officeooo:paragraph-rsid="001c4564" style:font-size-asian="20pt" style:font-size-complex="20pt"/>
    </style:style>
    <style:style style:name="P53" style:family="paragraph" style:parent-style-name="Text_20_body">
      <style:text-properties fo:font-size="20pt" officeooo:rsid="001c4564" officeooo:paragraph-rsid="0032c480" style:font-size-asian="20pt" style:font-size-complex="20pt"/>
    </style:style>
    <style:style style:name="P54" style:family="paragraph" style:parent-style-name="Text_20_body">
      <style:paragraph-properties fo:text-align="justify" style:justify-single-word="false"/>
      <style:text-properties officeooo:paragraph-rsid="0019c743"/>
    </style:style>
    <style:style style:name="P55" style:family="paragraph" style:parent-style-name="Text_20_body">
      <style:paragraph-properties fo:text-align="justify" style:justify-single-word="false"/>
      <style:text-properties style:use-window-font-color="true" fo:font-size="15pt" fo:font-style="normal" officeooo:rsid="00330ca2" officeooo:paragraph-rsid="00330ca2" style:font-size-asian="15pt" style:font-style-asian="normal" style:font-size-complex="15pt" style:font-style-complex="normal"/>
    </style:style>
    <style:style style:name="P56" style:family="paragraph" style:parent-style-name="Table_20_Heading">
      <style:text-properties officeooo:paragraph-rsid="0017c433"/>
    </style:style>
    <style:style style:name="P57" style:family="paragraph" style:parent-style-name="Table_20_Heading">
      <style:text-properties fo:font-size="15pt" style:font-size-asian="15pt" style:font-size-complex="15pt"/>
    </style:style>
    <style:style style:name="P58" style:family="paragraph" style:parent-style-name="Table_20_Heading">
      <style:text-properties fo:font-size="14pt" style:font-size-asian="14pt" style:font-size-complex="14pt"/>
    </style:style>
    <style:style style:name="P59" style:family="paragraph" style:parent-style-name="Salutation">
      <style:text-properties fo:font-size="15pt" style:font-size-asian="15pt" style:font-size-complex="15pt"/>
    </style:style>
    <style:style style:name="P60" style:family="paragraph" style:parent-style-name="Salutation">
      <style:paragraph-properties fo:text-align="justify" style:justify-single-word="false"/>
      <style:text-properties fo:font-size="15pt" officeooo:rsid="0020f1d0" officeooo:paragraph-rsid="00252f65" style:font-size-asian="15pt" style:font-size-complex="15pt"/>
    </style:style>
    <style:style style:name="P61" style:family="paragraph" style:parent-style-name="Salutation">
      <style:paragraph-properties fo:text-align="justify" style:justify-single-word="false"/>
      <style:text-properties fo:font-size="15pt" style:font-size-asian="15pt" style:font-size-complex="15pt"/>
    </style:style>
    <style:style style:name="P62" style:family="paragraph" style:parent-style-name="Salutation">
      <style:text-properties fo:color="#000000" fo:font-size="15pt" officeooo:rsid="00252f65" officeooo:paragraph-rsid="00252f65" style:font-size-asian="15pt" style:font-size-complex="15pt"/>
    </style:style>
    <style:style style:name="P63" style:family="paragraph" style:parent-style-name="Salutation">
      <style:paragraph-properties fo:text-align="justify" style:justify-single-word="false"/>
      <style:text-properties officeooo:rsid="0020f1d0" officeooo:paragraph-rsid="00252f65"/>
    </style:style>
    <style:style style:name="P64" style:family="paragraph" style:parent-style-name="Table_20_Contents">
      <style:text-properties fo:font-size="15pt" officeooo:rsid="001ba375" officeooo:paragraph-rsid="001ba375" style:font-size-asian="15pt" style:font-size-complex="15pt"/>
    </style:style>
    <style:style style:name="P65" style:family="paragraph" style:parent-style-name="Table_20_Contents">
      <style:text-properties fo:font-size="15pt" officeooo:rsid="001c4564" officeooo:paragraph-rsid="001c4564" style:font-size-asian="15pt" style:font-size-complex="15pt"/>
    </style:style>
    <style:style style:name="P66" style:family="paragraph" style:parent-style-name="Table_20_Contents">
      <style:paragraph-properties fo:text-align="center" style:justify-single-word="false"/>
      <style:text-properties fo:font-size="15pt" officeooo:rsid="001c4564" officeooo:paragraph-rsid="001c4564" style:font-size-asian="15pt" style:font-size-complex="15pt"/>
    </style:style>
    <style:style style:name="P67" style:family="paragraph" style:parent-style-name="Table_20_Contents">
      <style:text-properties fo:color="#cc3300" fo:font-size="15pt" officeooo:rsid="001ba375" officeooo:paragraph-rsid="001ba375" style:font-size-asian="15pt" style:font-size-complex="15pt"/>
    </style:style>
    <style:style style:name="P68" style:family="paragraph" style:parent-style-name="Table_20_Contents">
      <style:text-properties fo:color="#000000" fo:font-size="15pt" officeooo:rsid="001ba375" officeooo:paragraph-rsid="001ba375" style:font-size-asian="15pt" style:font-size-complex="15pt"/>
    </style:style>
    <style:style style:name="P69" style:family="paragraph" style:parent-style-name="Table_20_Contents">
      <style:text-properties fo:color="#007826" fo:font-size="15pt" officeooo:rsid="001ba375" officeooo:paragraph-rsid="001ba375" style:font-size-asian="15pt" style:font-size-complex="15pt"/>
    </style:style>
    <style:style style:name="P70" style:family="paragraph" style:parent-style-name="Table_20_Contents">
      <style:text-properties fo:color="#990099" fo:font-size="15pt" officeooo:rsid="001c4564" officeooo:paragraph-rsid="001c4564" style:font-size-asian="15pt" style:font-size-complex="15pt"/>
    </style:style>
    <style:style style:name="P71" style:family="paragraph" style:parent-style-name="Table_20_Contents">
      <style:paragraph-properties fo:text-align="center" style:justify-single-word="false"/>
      <style:text-properties fo:color="#990099" fo:font-size="15pt" officeooo:rsid="001c4564" officeooo:paragraph-rsid="001c4564" style:font-size-asian="15pt" style:font-size-complex="15pt"/>
    </style:style>
    <style:style style:name="P72" style:family="paragraph" style:parent-style-name="Table_20_Contents">
      <style:text-properties fo:color="#ff9900" fo:font-size="15pt" officeooo:rsid="001c4564" officeooo:paragraph-rsid="001c4564" style:font-size-asian="15pt" style:font-size-complex="15pt"/>
    </style:style>
    <style:style style:name="P73" style:family="paragraph" style:parent-style-name="Table_20_Contents">
      <style:paragraph-properties fo:text-align="center" style:justify-single-word="false"/>
      <style:text-properties fo:color="#ff9900" fo:font-size="15pt" officeooo:rsid="001c4564" officeooo:paragraph-rsid="001c4564" style:font-size-asian="15pt" style:font-size-complex="15pt"/>
    </style:style>
    <style:style style:name="P74" style:family="paragraph" style:parent-style-name="Table_20_Contents">
      <style:text-properties fo:color="#0084d1" fo:font-size="15pt" officeooo:rsid="001c4564" officeooo:paragraph-rsid="001c4564" style:font-size-asian="15pt" style:font-size-complex="15pt"/>
    </style:style>
    <style:style style:name="P75" style:family="paragraph" style:parent-style-name="Table_20_Contents">
      <style:paragraph-properties fo:text-align="center" style:justify-single-word="false"/>
      <style:text-properties fo:color="#0084d1" fo:font-size="15pt" officeooo:rsid="001c4564" officeooo:paragraph-rsid="001c4564" style:font-size-asian="15pt" style:font-size-complex="15pt"/>
    </style:style>
    <style:style style:name="P76" style:family="paragraph" style:parent-style-name="Table_20_Contents">
      <style:text-properties fo:color="#b2b2b2" fo:font-size="15pt" officeooo:rsid="001c4564" officeooo:paragraph-rsid="001c4564" style:font-size-asian="15pt" style:font-size-complex="15pt"/>
    </style:style>
    <style:style style:name="P77" style:family="paragraph" style:parent-style-name="Table_20_Contents">
      <style:paragraph-properties fo:text-align="center" style:justify-single-word="false"/>
      <style:text-properties fo:color="#b2b2b2" fo:font-size="15pt" officeooo:rsid="001c4564" officeooo:paragraph-rsid="001c4564" style:font-size-asian="15pt" style:font-size-complex="15pt"/>
    </style:style>
    <style:style style:name="P78" style:family="paragraph" style:parent-style-name="Text_20_body">
      <style:paragraph-properties fo:text-align="justify" style:justify-single-word="false"/>
      <style:text-properties fo:font-size="15pt" officeooo:rsid="0020f1d0" officeooo:paragraph-rsid="0020f1d0" style:font-size-asian="15pt" style:font-size-complex="15pt"/>
    </style:style>
    <style:style style:name="P79" style:family="paragraph" style:parent-style-name="Heading_20_1">
      <style:paragraph-properties fo:text-align="start" style:justify-single-word="false"/>
    </style:style>
    <style:style style:name="P80" style:family="paragraph" style:parent-style-name="Heading_20_1">
      <style:text-properties fo:font-size="20pt" style:font-size-asian="20pt" style:font-size-complex="20pt"/>
    </style:style>
    <style:style style:name="P81" style:family="paragraph" style:parent-style-name="Heading_20_1">
      <style:text-properties fo:font-size="20pt" officeooo:rsid="0019c743" style:font-size-asian="20pt" style:font-size-complex="20pt"/>
    </style:style>
    <style:style style:name="P82" style:family="paragraph" style:parent-style-name="Heading_20_1">
      <style:text-properties fo:font-size="20pt" officeooo:rsid="0019c743" officeooo:paragraph-rsid="001959dd" style:font-size-asian="20pt" style:font-size-complex="20pt"/>
    </style:style>
    <style:style style:name="P83" style:family="paragraph" style:parent-style-name="Heading_20_1">
      <style:text-properties fo:font-size="20pt" officeooo:rsid="001ba375" officeooo:paragraph-rsid="001ba375" style:font-size-asian="20pt" style:font-size-complex="20pt"/>
    </style:style>
    <style:style style:name="P84" style:family="paragraph" style:parent-style-name="Heading_20_1">
      <style:text-properties fo:font-size="20pt" officeooo:rsid="001c4564" officeooo:paragraph-rsid="001c4564" style:font-size-asian="20pt" style:font-size-complex="20pt"/>
    </style:style>
    <style:style style:name="P85" style:family="paragraph" style:parent-style-name="Heading_20_1">
      <style:text-properties fo:font-size="20pt" officeooo:rsid="0020bb3f" officeooo:paragraph-rsid="0020bb3f" style:font-size-asian="20pt" style:font-size-complex="20pt"/>
    </style:style>
    <style:style style:name="P86" style:family="paragraph" style:parent-style-name="Heading_20_1">
      <style:text-properties officeooo:paragraph-rsid="0019c743"/>
    </style:style>
    <style:style style:name="P87" style:family="paragraph" style:parent-style-name="Heading_20_1">
      <style:text-properties officeooo:paragraph-rsid="001847e3"/>
    </style:style>
    <style:style style:name="P88" style:family="paragraph" style:parent-style-name="Heading_20_1">
      <style:text-properties officeooo:rsid="001f5b48" officeooo:paragraph-rsid="001f5b48"/>
    </style:style>
    <style:style style:name="T1" style:family="text">
      <style:text-properties fo:color="#007826"/>
    </style:style>
    <style:style style:name="T2" style:family="text">
      <style:text-properties fo:color="#007826" fo:background-color="transparent" loext:char-shading-value="0"/>
    </style:style>
    <style:style style:name="T3" style:family="text">
      <style:text-properties fo:color="#cc3300"/>
    </style:style>
    <style:style style:name="T4" style:family="text">
      <style:text-properties fo:color="#cc3300" officeooo:rsid="00219023"/>
    </style:style>
    <style:style style:name="T5" style:family="text">
      <style:text-properties fo:color="#cc3300" officeooo:rsid="0022bca0"/>
    </style:style>
    <style:style style:name="T6" style:family="text">
      <style:text-properties fo:color="#cc3300" fo:font-style="italic" officeooo:rsid="002c6c8a" style:font-style-asian="italic" style:font-style-complex="italic"/>
    </style:style>
    <style:style style:name="T7" style:family="text">
      <style:text-properties fo:color="#cc3300" officeooo:rsid="002c6c8a"/>
    </style:style>
    <style:style style:name="T8" style:family="text">
      <style:text-properties fo:color="#0084d1"/>
    </style:style>
    <style:style style:name="T9" style:family="text">
      <style:text-properties fo:color="#0084d1" officeooo:rsid="0019c743"/>
    </style:style>
    <style:style style:name="T10" style:family="text">
      <style:text-properties fo:color="#000000"/>
    </style:style>
    <style:style style:name="T11" style:family="text">
      <style:text-properties fo:color="#000000" officeooo:rsid="0019c743"/>
    </style:style>
    <style:style style:name="T12" style:family="text">
      <style:text-properties fo:color="#000000" officeooo:rsid="001d968d"/>
    </style:style>
    <style:style style:name="T13" style:family="text">
      <style:text-properties fo:color="#000000" officeooo:rsid="00219023"/>
    </style:style>
    <style:style style:name="T14" style:family="text">
      <style:text-properties fo:color="#000000" officeooo:rsid="0022bca0"/>
    </style:style>
    <style:style style:name="T15" style:family="text">
      <style:text-properties fo:color="#000000" fo:font-style="italic" style:font-style-asian="italic" style:font-style-complex="italic"/>
    </style:style>
    <style:style style:name="T16" style:family="text">
      <style:text-properties fo:color="#000000" fo:font-style="italic" officeooo:rsid="0022bca0" style:font-style-asian="italic" style:font-style-complex="italic"/>
    </style:style>
    <style:style style:name="T17" style:family="text">
      <style:text-properties fo:color="#000000" officeooo:rsid="00252f65"/>
    </style:style>
    <style:style style:name="T18" style:family="text">
      <style:text-properties fo:color="#000000" officeooo:rsid="002787ea"/>
    </style:style>
    <style:style style:name="T19" style:family="text">
      <style:text-properties fo:color="#000000" officeooo:rsid="002c6c8a"/>
    </style:style>
    <style:style style:name="T20" style:family="text">
      <style:text-properties fo:color="#000000" fo:font-size="15pt" officeooo:rsid="00219023" style:font-size-asian="15pt" style:font-size-complex="15pt"/>
    </style:style>
    <style:style style:name="T21" style:family="text">
      <style:text-properties fo:color="#000000" fo:font-size="15pt" officeooo:rsid="00252f65" style:font-size-asian="15pt" style:font-size-complex="15pt"/>
    </style:style>
    <style:style style:name="T22" style:family="text">
      <style:text-properties fo:color="#000000" officeooo:rsid="003f20e1"/>
    </style:style>
    <style:style style:name="T23" style:family="text">
      <style:text-properties fo:color="#990099"/>
    </style:style>
    <style:style style:name="T24" style:family="text">
      <style:text-properties fo:color="#990099" fo:font-style="italic" style:font-style-asian="italic" style:font-style-complex="italic"/>
    </style:style>
    <style:style style:name="T25" style:family="text">
      <style:text-properties fo:color="#990099" fo:font-style="italic" officeooo:rsid="0022bca0" style:font-style-asian="italic" style:font-style-complex="italic"/>
    </style:style>
    <style:style style:name="T26" style:family="text">
      <style:text-properties fo:color="#990099" fo:font-style="italic" officeooo:rsid="002c6c8a" style:font-style-asian="italic" style:font-style-complex="italic"/>
    </style:style>
    <style:style style:name="T27" style:family="text">
      <style:text-properties fo:color="#990099" fo:font-style="italic" officeooo:rsid="0031915f" style:font-style-asian="italic" style:font-style-complex="italic"/>
    </style:style>
    <style:style style:name="T28" style:family="text">
      <style:text-properties fo:color="#990099" officeooo:rsid="00330ca2"/>
    </style:style>
    <style:style style:name="T29" style:family="text">
      <style:text-properties officeooo:rsid="0019c743"/>
    </style:style>
    <style:style style:name="T30" style:family="text">
      <style:text-properties officeooo:rsid="001ba375"/>
    </style:style>
    <style:style style:name="T31" style:family="text">
      <style:text-properties fo:background-color="transparent" loext:char-shading-value="0"/>
    </style:style>
    <style:style style:name="T32" style:family="text">
      <style:text-properties officeooo:rsid="0020f1d0"/>
    </style:style>
    <style:style style:name="T33" style:family="text">
      <style:text-properties fo:font-size="20pt" style:font-size-asian="20pt" style:font-size-complex="20pt"/>
    </style:style>
    <style:style style:name="T34" style:family="text">
      <style:text-properties fo:font-size="20pt" officeooo:rsid="0019c743" style:font-size-asian="20pt" style:font-size-complex="20pt"/>
    </style:style>
    <style:style style:name="T35" style:family="text">
      <style:text-properties fo:font-size="20pt" officeooo:rsid="00236b87" style:font-size-asian="20pt" style:font-size-complex="20pt"/>
    </style:style>
    <style:style style:name="T36" style:family="text">
      <style:text-properties officeooo:rsid="00219023"/>
    </style:style>
    <style:style style:name="T37" style:family="text">
      <style:text-properties fo:font-style="italic" style:font-style-asian="italic" style:font-style-complex="italic"/>
    </style:style>
    <style:style style:name="T38" style:family="text">
      <style:text-properties fo:font-style="italic" officeooo:rsid="002e3ed9" style:font-style-asian="italic" style:font-style-complex="italic"/>
    </style:style>
    <style:style style:name="T39" style:family="text">
      <style:text-properties fo:font-style="italic" fo:font-weight="bold" officeooo:rsid="002e3ed9" style:font-style-asian="italic" style:font-weight-asian="bold" style:font-style-complex="italic" style:font-weight-complex="bold"/>
    </style:style>
    <style:style style:name="T40" style:family="text">
      <style:text-properties officeooo:rsid="0024d233"/>
    </style:style>
    <style:style style:name="T41" style:family="text">
      <style:text-properties officeooo:rsid="00252f65"/>
    </style:style>
    <style:style style:name="T42" style:family="text">
      <style:text-properties officeooo:rsid="002787ea"/>
    </style:style>
    <style:style style:name="T43" style:family="text">
      <style:text-properties officeooo:rsid="002c6c8a"/>
    </style:style>
    <style:style style:name="T44" style:family="text">
      <style:text-properties officeooo:rsid="002e3ed9"/>
    </style:style>
    <style:style style:name="T45" style:family="text">
      <style:text-properties fo:font-weight="bold" officeooo:rsid="002efd1a" style:font-weight-asian="bold" style:font-weight-complex="bold"/>
    </style:style>
    <style:style style:name="T46" style:family="text">
      <style:text-properties fo:font-weight="bold" officeooo:rsid="0038d530" style:font-weight-asian="bold" style:font-weight-complex="bold"/>
    </style:style>
    <style:style style:name="T47" style:family="text">
      <style:text-properties fo:font-weight="normal" style:font-weight-asian="normal" style:font-weight-complex="normal"/>
    </style:style>
    <style:style style:name="T48" style:family="text">
      <style:text-properties officeooo:rsid="002efd1a"/>
    </style:style>
    <style:style style:name="T49" style:family="text">
      <style:text-properties officeooo:rsid="0031915f"/>
    </style:style>
    <style:style style:name="T50" style:family="text">
      <style:text-properties officeooo:rsid="0032c480"/>
    </style:style>
    <style:style style:name="T51" style:family="text">
      <style:text-properties style:use-window-font-color="true"/>
    </style:style>
    <style:style style:name="T52" style:family="text">
      <style:text-properties style:use-window-font-color="true" officeooo:rsid="00330ca2"/>
    </style:style>
    <style:style style:name="T53" style:family="text">
      <style:text-properties style:use-window-font-color="true" fo:font-style="italic" style:font-style-asian="italic" style:font-style-complex="italic"/>
    </style:style>
    <style:style style:name="T54" style:family="text">
      <style:text-properties style:use-window-font-color="true" fo:font-style="italic" officeooo:rsid="00340aec" style:font-style-asian="italic" style:font-style-complex="italic"/>
    </style:style>
    <style:style style:name="T55" style:family="text">
      <style:text-properties style:use-window-font-color="true" officeooo:rsid="00340aec"/>
    </style:style>
    <style:style style:name="T56" style:family="text">
      <style:text-properties style:use-window-font-color="true" officeooo:rsid="003d4d46"/>
    </style:style>
    <style:style style:name="T57" style:family="text">
      <style:text-properties officeooo:rsid="003580a5"/>
    </style:style>
    <style:style style:name="T58" style:family="text">
      <style:text-properties officeooo:rsid="0037dda9"/>
    </style:style>
    <style:style style:name="T59" style:family="text">
      <style:text-properties fo:font-size="15pt" officeooo:rsid="0017580b" style:font-size-asian="15pt" style:font-size-complex="15pt"/>
    </style:style>
    <style:style style:name="T60" style:family="text">
      <style:text-properties fo:font-size="15pt" officeooo:rsid="0019c743" style:font-size-asian="15pt" style:font-size-complex="15pt"/>
    </style:style>
    <style:style style:name="T61" style:family="text">
      <style:text-properties fo:font-size="15pt" officeooo:rsid="001ba375" style:font-size-asian="15pt" style:font-size-complex="15pt"/>
    </style:style>
    <style:style style:name="T62" style:family="text">
      <style:text-properties fo:font-size="15pt" fo:font-style="italic" officeooo:rsid="00220fbb" style:font-size-asian="15pt" style:font-style-asian="italic" style:font-size-complex="15pt" style:font-style-complex="italic"/>
    </style:style>
    <style:style style:name="T63" style:family="text">
      <style:text-properties fo:font-size="15pt" fo:font-style="italic" officeooo:rsid="001f5b48" style:font-size-asian="15pt" style:font-style-asian="italic" style:font-size-complex="15pt" style:font-style-complex="italic"/>
    </style:style>
    <style:style style:name="T64" style:family="text">
      <style:text-properties officeooo:rsid="0038d530"/>
    </style:style>
    <style:style style:name="T65" style:family="text">
      <style:text-properties officeooo:rsid="003b7b9b"/>
    </style:style>
    <style:style style:name="T66" style:family="text">
      <style:text-properties fo:color="#0000cc"/>
    </style:style>
    <style:style style:name="T67" style:family="text">
      <style:text-properties officeooo:rsid="003d4d46"/>
    </style:style>
    <style:style style:name="T68" style:family="text">
      <style:text-properties officeooo:rsid="003f20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text:span text:style-name="T35">I</text:span><text:span text:style-name="T33">NTRODUCTION</text:span></text:h>
      <text:p text:style-name="P56"><text:s/></text:p>
      <text:p text:style-name="P61"><text:tab/>« <text:span text:style-name="T29">LÉGENDES</text:span>:La Grande Guerre » est un jeu vous permettant d'incarner l'une des Légendes <text:span text:style-name="T32">dans le cadre de</text:span> la Grande Guerre, <text:span text:style-name="T49">le temps d'un</text:span> duel. Survivez et à vous le retour dans les plaines calmes et reposantes de <text:span text:style-name="T29">l’Élysée.</text:span></text:p>
      <text:p text:style-name="P59"/>
      <text:p text:style-name="P60"><text:span text:style-name="T41"><text:tab/>Bien après l'invention de l'Intelligence Artificielle, l'humain à chercher à utiliser les capacités qu'elle permettait pour faire revenir ou apparaître des individus légendaires, par le biais de l'</text:span><text:span text:style-name="T4">Invocation des Légendes</text:span><text:span text:style-name="T13">, </text:span><text:span text:style-name="T17">une technologie des laboratoires LEG/AIE,</text:span><text:span text:style-name="T13"> <text:s/></text:span><text:span text:style-name="T19">d</text:span><text:span text:style-name="T17">es scientifiques </text:span><text:span text:style-name="T19">peu scrupuleux</text:span><text:span text:style-name="T17">.</text:span></text:p>
      <text:p text:style-name="P62"/>
      <text:p text:style-name="P63"><text:span text:style-name="T20"><text:tab/></text:span><text:span text:style-name="T21">Incarnez le temps d'un duel des plus jouissifs les personnages qui auront bercé vos enfances et vos rêves. Bénéficiez aussi dans le même temps des trouvailles et des années de recherches nécessaires de la Brigade de Recherche et Développement pour toutes les reliques, artefacts et potions utilisables tout au long de votre partie.</text:span></text:p>
      <text:h text:style-name="P81" text:outline-level="1"><text:soft-page-break/>MATÉRIEL</text:h>
      <text:p text:style-name="Table_20_Heading"/>
      <text:p text:style-name="P4">Une <text:s/>boîte de base se compose de :</text:p>
      <text:p text:style-name="P4"/>
      <text:p text:style-name="P5">* 24 tuiles d'environnement de combat</text:p>
      <text:p text:style-name="P5">* 1 livret de règles <text:s text:c="12"/>* 1 dé météo</text:p>
      <text:p text:style-name="P7">* <text:span text:style-name="T58">15</text:span> fiches de personnages</text:p>
      <text:p text:style-name="P7">* 2 séries de 4 figurines</text:p>
      <text:p text:style-name="P5">* 2 sets de dés (4, 6, 8, 10, 20)</text:p>
      <text:p text:style-name="P5">* 1<text:span text:style-name="T58">0</text:span> cartes potions <text:s text:c="11"/>* 2<text:span text:style-name="T58">0</text:span> cartes artefacts</text:p>
      <text:p text:style-name="P5">* <text:span text:style-name="T58">20</text:span> cartes reliques <text:s text:c="11"/>* 1 fiche d'objets</text:p>
      <text:p text:style-name="P5"/>
      <text:h text:style-name="P80" text:outline-level="1">NOMBRE DE JOUEURS</text:h>
      <text:p text:style-name="P57"/>
      <text:p text:style-name="P8">Cette boîte permet à un nombre compris entre 2 et 6 joueurs de s'affronter dans le cadre d'un duel. Les combats sont toujours réglés par équipes : 1/1 ou 2/2 ou 3/3. </text:p>
      <text:p text:style-name="P8"/>
      <text:p text:style-name="P9">Pour 3 <text:span text:style-name="T42">ou 5</text:span> joueurs, tirez l'équipe duo et l'équipe solo au dé, le joueur solo bénéficiera d'une seconde Légende.</text:p>
      <text:p text:style-name="P3"/>
      <text:h text:style-name="Heading_20_1" text:outline-level="1"><text:soft-page-break/><text:span text:style-name="T33">BUT DU JEU</text:span> </text:h>
      <text:p text:style-name="P58"/>
      <text:p text:style-name="P8">Le but du jeu est d'éliminer l'équipe adverse, pour parvenir à un total d'au moins 3 Résurrections Forcées. Chaque Résurrection Forcée fait revenir le personnage mort dans la partie, avec les maximums de points de vie de son équipe divisés par 2, et donne un point à l'équipe légendicide.</text:p>
      <text:p text:style-name="P4"/>
      <text:p text:style-name="P15"><text:span text:style-name="T59">* </text:span><text:span text:style-name="T62">L'équipe A composée de Batman et Aragorn, à qui il reste 128 points de vie, vient de subir les foudres de Zeus (équipe 2), Batman tombe à 0 points de vie. Batman revient dans la partie avec 65 points de vie maximums, et Aragorn lui passe à 64 points de vie, et à 90 pdv maximums.</text:span></text:p>
      <text:p text:style-name="P16"/>
      <text:p text:style-name="P16"/>
      <text:p text:style-name="P17"/>
      <text:p text:style-name="P17"/>
      <text:p text:style-name="P17"/>
      <text:h text:style-name="Heading_20_1" text:outline-level="1"><text:soft-page-break/><text:span text:style-name="T33">MISE EN PLACE</text:span> </text:h>
      <text:p text:style-name="Table_20_Heading"/>
      <text:p text:style-name="P11">Mélangez les tuiles d'environnement, formez le terrain <text:span text:style-name="T65">face cachée </text:span>que vous souhaitez avant de les retourner. </text:p>
      <text:p text:style-name="P6"/>
      <text:p text:style-name="P11">Prenez un D20, lancez le autant de fois qu'il y a de joueurs, le plus grand choisit le premier sa Légende. <text:span text:style-name="T65">C'est ensuite au tour du second, puis de tout les joueurs présents à la table. Une fois toutes les Légendes assignées, relancez les D20 pour choisir l'équipement, le premier prenant soit son Artefact, soit sa Relique, soit sa Potion en premier. <text:s/>C'est ensuite au second et ainsi de suite jusqu'à ce que chacun ait un équipement complet (Relique, Artefact, Potion)</text:span></text:p>
      <text:p text:style-name="P11">Le fonctionnement de toutes ces cartes sera expliqué ci-dessous.</text:p>
      <text:p text:style-name="P10"/>
      <text:p text:style-name="P12">Placez votre/vos personnage(s) sur les cases prévues à cet effet. Lancez à nouveau le D20 pour déterminer quelle équipe commence, puis quel personnage de l'équipe commence. L'un des adversaires reprend ensuite la main et le tour est <text:soft-page-break/>ensuite trouvé.</text:p>
      <text:p text:style-name="P13"/>
      <text:p text:style-name="P14"><text:span text:style-name="T36">Une fois les tuiles placées, p</text:span>lusieurs environnements seront visibles : Plaines, Forêts, Rivières, Déserts et Collines. Tout ces environnements donnent lieu à des bonus et malus différents, que nous reprendrons dans la partie « Déplacement ». <text:span text:style-name="T30">Les cartes «Appel aux Juges» correspondent à des bonus ou malus liés à un seul personnage., activables lorsqu'un des personnages marche dessus durant son tour.</text:span></text:p>
      <text:p text:style-name="P14"/>
      <text:h text:style-name="P80" text:outline-level="1"><text:span text:style-name="T29">SÉQUENCE</text:span> DE JEU</text:h>
      <text:p text:style-name="Text_20_body"/>
      <text:p text:style-name="P24">A son tour, un joueur doit choisir un nombre d'actions, considéré entre 1 et 4 (sans bonus ni malus), lui permettant d'agir : <text:span text:style-name="T1">attaquer</text:span> (armes), <text:span text:style-name="T1">attaquer</text:span> (pouvoir), <text:span text:style-name="T1">utiliser</text:span> (artefact), <text:span text:style-name="T1">utiliser</text:span> (relique), <text:span text:style-name="T1">utiliser</text:span> (potion), <text:span text:style-name="T1">se déplacer</text:span> et <text:span text:style-name="T1">se défendre</text:span>. Chacune de ses actions réduit le total de 1 point. Arrivé à 0, le personnage ne peut plus agir <text:soft-page-break/>et doit laisser son <text:span text:style-name="T50">round</text:span>.</text:p>
      <text:p text:style-name="P24">Un cycle d'actions est composé de 4 <text:span text:style-name="T50">rounds</text:span>. Les 4 <text:span text:style-name="T50">rounds</text:span> commencent toujours par le choix du nombre d'actions utilisables. <text:span text:style-name="T50">Un tour correspond à un round pour chacun des membres de l'équipe.</text:span></text:p>
      <text:p text:style-name="P24">* Il est possible de commencer un <text:span text:style-name="T50">round</text:span> sans avoir un seul point d'action disponible.</text:p>
      <text:p text:style-name="P24">* Il n'y a aucun maximum numérique quant au nombre de points d'actions disponibles</text:p>
      <text:h text:style-name="P86" text:outline-level="1"><text:span text:style-name="T34">DÉPLACEMENT</text:span><text:span text:style-name="T29"> </text:span></text:h>
      <text:p text:style-name="P25">A son tour, le joueur actif peut utiliser un point d'action pour se déplacer, selon la valeur de déplacement indiqué sur sa carte (+ éventuels bonus), à plusieurs reprises s'il le souhaite. </text:p>
      <text:p text:style-name="P25">Il est possible de fragmenter l'action de déplacement, suivant l'exemple ci-dessous.</text:p>
      <text:p text:style-name="P25">*</text:p>
      <text:p text:style-name="P25"><text:soft-page-break/><text:s/>Lors de son mouvement, un personnage peut être amené à passer sur une case alliée, mais ne peut finir son tour sur une case déjà occupée. <text:span text:style-name="T30">S'il passe dans la zone de contrôle d'une Légende, le joueur derrière cette dernière peut infliger une attaque d'opportunité.</text:span></text:p>
      <text:p text:style-name="P25">Selon l'environnement sur lequel il va marcher, la Légende dépensera plus ou moins de mouvements, <text:span text:style-name="T50">inscrit entre parenthèses.</text:span></text:p>
      <text:p text:style-name="P25">La <text:span text:style-name="T37">PLAINE</text:span> (1) – Ne perd pas les bonus de charge sur 1 case</text:p>
      <text:p text:style-name="P25">La <text:span text:style-name="T37">FORÊT</text:span> (2) – Portée -2 pour toutes les cases de forêt / + 3 défense </text:p>
      <text:p text:style-name="P25">La <text:span text:style-name="T37">RIVIÈRE</text:span> (3) – Perd entièrement les bonus de charge / + 2 défense</text:p>
      <text:p text:style-name="P25">LA <text:span text:style-name="T37">COLLINE</text:span> (2) – Bonus si descente : + 5 dégâts <text:span text:style-name="T64">(</text:span><text:span text:style-name="T46">Charge</text:span><text:span text:style-name="T64">)</text:span> / Malus si montée – 3 dégâts / <text:span text:style-name="T30">Portée +1 (si le personnage à une portée supérieure à 1)</text:span></text:p>
      <text:p text:style-name="P54"><text:soft-page-break/><text:span text:style-name="T60">LE </text:span><text:span text:style-name="T63">DÉSERT</text:span><text:span text:style-name="T60"> ( 1) – </text:span><text:span text:style-name="T61">Perd les bonus de charge dès son arrivée / -2 défense</text:span></text:p>
      <text:h text:style-name="P87" text:outline-level="1"><text:span text:style-name="T34">ATTAQUE</text:span><text:span text:style-name="T29"> </text:span></text:h>
      <text:p text:style-name="P18"/>
      <text:p text:style-name="P24">A son tour, le joueur actif peut utiliser une de ses actions pour attaquer, soit dans le cadre d'une action <text:span text:style-name="T1">attaquer</text:span> (armes) soit d'une action <text:span text:style-name="T1">attaquer</text:span> (pouvoirs). Entre parenthèses dans cette explication sont les dégâts « bonus », dont <text:span text:style-name="T65">le </text:span>personnage n<text:span text:style-name="T65">e dispose</text:span> pas forcément.</text:p>
      <text:p text:style-name="P26"><text:span text:style-name="T1">Attaquer</text:span> (armes) = dégâts d'<text:span text:style-name="T3">armes</text:span> (+ dégâts <text:span text:style-name="T8">artefact</text:span>/<text:span text:style-name="T8">potion</text:span><text:span text:style-name="T10">/</text:span><text:span text:style-name="T9">charge</text:span><text:span text:style-name="T11">)</text:span></text:p>
      <text:p text:style-name="P26"><text:span text:style-name="T1">Attaquer</text:span> (<text:span text:style-name="T43">pouvoirs</text:span>) = <text:span text:style-name="T43">(</text:span>dégâts d'<text:span text:style-name="T3">arme</text:span><text:span text:style-name="T7">s</text:span><text:span text:style-name="T19">)</text:span> + dégâts <text:span text:style-name="T3">pouvoir</text:span> (+ dégâts <text:span text:style-name="T8">artefact</text:span>/<text:span text:style-name="T8">potion</text:span><text:span text:style-name="T10">/</text:span><text:span text:style-name="T9">charge</text:span><text:span text:style-name="T11">)</text:span></text:p>
      <text:p text:style-name="P26"><text:span text:style-name="T66">L'attaque d'opportunité </text:span>: un ennemi situé au corps-à-corps qui cherche à s'écarter doit lancer un D20 et faire plus de 10, au risque de perdre 2 actions et de perdre 1x <text:span text:style-name="T42">les </text:span>dégâts <text:span text:style-name="T42">d'</text:span><text:span text:style-name="T3">armes</text:span><text:span text:style-name="T10"> </text:span><text:span text:style-name="T18">de l'adversaire </text:span><text:soft-page-break/><text:span text:style-name="T18">qu'il cherche à quitter.</text:span></text:p>
      <text:p text:style-name="P22">Les dégâts des armes se font selon leur niveau au départ : </text:p>
      <text:p text:style-name="P22"><text:tab/>* Niveau 1 : 1D6 + 1D4</text:p>
      <text:p text:style-name="P22"><text:tab/>* Niveau 2 : 2D6 </text:p>
      <text:p text:style-name="P22"><text:tab/>* Niveau 3 : 1D10 + 1D6</text:p>
      <text:p text:style-name="P38"><text:span text:style-name="T10">* </text:span><text:span text:style-name="T14">L'équipe A (toujours composée de Batman et Aragorn) affronte l'équipe B (composée de Zeus et de Drizzt Do'Urden). Batman utilise 2 de ses actions pour frapper Drizzt avec son pouvoir de recharge Poing de la Justice (pour 1 action), infligeant </text:span><text:span text:style-name="T5">2D6</text:span><text:span text:style-name="T14">+(</text:span><text:span text:style-name="T5">5</text:span><text:span text:style-name="T14">) dégâts avant de frapper une nouvelle fois juste à l'aide de ses armes (</text:span><text:span text:style-name="T5">2D6</text:span><text:span text:style-name="T14">) pour un total de </text:span><text:span text:style-name="T5">18</text:span><text:span text:style-name="T14"> dégâts.</text:span></text:p>
      <text:p text:style-name="P35"><text:span text:style-name="T14">C</text:span><text:span text:style-name="T10">haque Légende ayant un niveau d'armes supérieur à 1 se voit attribuer un style d'armes favori (distance ou corps-à-corps). Son style favori </text:span><text:span text:style-name="T22">inflige des dégâts</text:span><text:span text:style-name="T10"> avec la valeur indiquée, et </text:span><text:soft-page-break/><text:span text:style-name="T10">l'autre style à une valeur de moins.</text:span></text:p>
      <text:p text:style-name="P35"><text:span text:style-name="T10">* </text:span><text:span text:style-name="T15">Drizzt Do'Urden bénéficie d'un style de combat au corps-à-corps de niveau 3 (1D10 + 1D6). Cela veut dire qu'à distance, Drizzt Do'Urden tire au niveau 2 (2D6).</text:span></text:p>
      <text:h text:style-name="P82" text:outline-level="1">DÉFENSE</text:h>
      <text:p text:style-name="P26">Chaque personnage possède une valeur d'armure, indiquée sur sa fiche de Légende. Cette valeur lui octroie un <text:span text:style-name="T23">dé de réduction de dégâts</text:span><text:span text:style-name="T10">, et un nombre d'utilisations.</text:span></text:p>
      <text:p text:style-name="P22">Les armures diffèrent par leur force d'absorption :</text:p>
      <text:p text:style-name="P23"><text:tab/>* Légère : 1D6 <text:s text:c="2"/>(infini) </text:p>
      <text:p text:style-name="P22"><text:tab/>* Intermédiaire : 1<text:span text:style-name="T49">D1</text:span>0 <text:s/><text:span text:style-name="T49">+3</text:span> <text:s/>(<text:span text:style-name="T49">10</text:span> utilisations)<text:tab/></text:p>
      <text:p text:style-name="P22"><text:tab/>* Lourde : <text:span text:style-name="T43">2</text:span>D20 <text:s text:c="2"/>(<text:span text:style-name="T49">5</text:span> utilisations)</text:p>
      <text:p text:style-name="P23">Ces armures <text:s/>sont utilisables une fois par action offensive (sauf poison/<text:span text:style-name="T50">brûlure/acide</text:span>) lancée par un joueur de l'équipe adverse. </text:p>
      <text:p text:style-name="P26"><text:soft-page-break/><text:span text:style-name="T10">* </text:span><text:span text:style-name="T16">Drizzt (armure niveau Intermédiaire) va subir le Poing de la Justice de Batman, et sa deuxième attaque. Il a alors la possibilité de se défendre 2 fois, pour les 2 actions d'attaque. Il va utiliser 2 de ses 5 utilisations d'armure Intermédiaire, pour </text:span><text:span text:style-name="T25">2D</text:span><text:span text:style-name="T27">1</text:span><text:span text:style-name="T26">0</text:span><text:span text:style-name="T27">+6</text:span><text:span text:style-name="T25"> de défense</text:span><text:span text:style-name="T16">, pour un total de </text:span><text:span text:style-name="T25">1</text:span><text:span text:style-name="T26">6</text:span><text:span text:style-name="T16"> dégâts retenus, ne perdant au final que </text:span><text:span text:style-name="T6">2</text:span><text:span text:style-name="T16"> points de vie</text:span></text:p>
      <text:p text:style-name="P34"><text:span text:style-name="T14">U</text:span><text:span text:style-name="T10">ne Légende, lors de son tour peut aussi décider de se </text:span><text:span text:style-name="T28">défendre</text:span><text:span text:style-name="T52">. Elle utilise alors une de ses actions pour lancer </text:span><text:span text:style-name="T28">1D10 + (éventuels bonus/malus)</text:span><text:span text:style-name="T52">. Cette capacité peut être utilisée jusqu'à 4 fois, les bonus s'ajouteront les uns aux autres. Une fois 4 activés, il faudra réduire ce bouclier à 0 avant de pouvoir la réutiliser. Les bonus d'artefact/relique/potion sont utilisables sur cette armure.</text:span></text:p>
      <text:p text:style-name="P55">Se déplacer fait perdre l'ensemble de cette armure.</text:p>
      <text:p text:style-name="P36"><text:span text:style-name="T51">* </text:span><text:span text:style-name="T53">Dans l'exemple ci-dessus, Zeus ne se sent pas très rassuré de savoir son allié Drizzt Do'Urden </text:span><text:soft-page-break/><text:span text:style-name="T53">touché par le Poing de la Justice de Batman. Il décide alors d'utiliser 3 actions pour </text:span><text:span text:style-name="T24">se défendre. </text:span><text:span text:style-name="T53">Il lance alors 3D10 de défense ; pour un total de </text:span><text:span text:style-name="T24">17</text:span><text:span text:style-name="T53">. Heureusement pour lui, ce n'est pas là son seul bonus de défense. A l'aide de son Armure de Templier (+1D8 de défense + 5 pv/r en régénération), de son Smoking en alpaga (+1D8 en défense) et sa potion de bouclier (x2 valeur d'armure pour un dé et ses bonus, il parvient à un total de </text:span><text:span text:style-name="T24">43. </text:span><text:span text:style-name="T53">Il lui restera donc un lancer de dé possible en défense avant de devoir laisser l'équipe adverse réduire </text:span><text:span text:style-name="T54">cette valeur à 0.</text:span></text:p>
      <text:p text:style-name="P37"><text:span text:style-name="T55">L</text:span><text:span text:style-name="T51">es armures, lors de la Résurrection Forcée, sont relancées avec des règles particulières :</text:span></text:p>
      <text:p text:style-name="P37"><text:span text:style-name="T51">* Légère : 1D4 (Infini) →</text:span><text:span text:style-name="T56"> 1D3 (Infini)</text:span></text:p>
      <text:p text:style-name="P37"><text:span text:style-name="T51">* Intermédiaire : 1D10 + 3 (5 utilisations) →</text:span><text:span text:style-name="T56"> (3 utilisations)</text:span></text:p>
      <text:p text:style-name="P37"><text:span text:style-name="T51">* </text:span><text:span text:style-name="T56">Lourde : 2D20 (2 utilisations) → (1 utilisation)</text:span></text:p>
      <text:h text:style-name="P88" text:outline-level="1"><text:soft-page-break/><text:span text:style-name="T33">ACTIONS ET POUVOIRS</text:span> </text:h>
      <text:p text:style-name="P21"/>
      <text:p text:style-name="P27">A son tour, une Légende peut utiliser un des pouvoirs présents sur sa carte, classés selon la capacité d'utilisation :</text:p>
      <text:p text:style-name="P27">* EFFET ACTIF : Nécessite une condition et est actif tout le temps tant que celle-ci est remplie (soit une seule fois si la condition ne peut être remplie qu'une fois)</text:p>
      <text:p text:style-name="P27">* <text:span text:style-name="T40">VOLONTÉ</text:span> : utilisables autant de fois que la Légende a de points d'action <text:span text:style-name="T42">disponibles, dans le cadre où le nombre de fois cumulables ne dépasse pas les utilisations réelles.</text:span></text:p>
      <text:p text:style-name="P27">* RECHARGE : utilisables tout les 1D4 <text:span text:style-name="T64">round(s)</text:span> (± malus/bonus)</text:p>
      <text:p text:style-name="P27">* RENCONTRE : utilisables une fois par rencontre, ce sont souvent des pouvoirs particulièrement puissants.</text:p>
      <text:h text:style-name="P83" text:outline-level="1"><text:soft-page-break/>LES <text:span text:style-name="T50">CASES</text:span> « APPEL AUX JUGES »</text:h>
      <text:p text:style-name="P19"/>
      <text:p text:style-name="P29">A son tour, dans le cadre d'un déplacement, une Légende peut se retrouver à passer ou s'arrêter sur une <text:span text:style-name="T50">case</text:span> « Appel aux Juges ». Il lance alors un D8, le résultat correspondra alors à un des bonus ou malus suivant :</text:p>
      <text:p text:style-name="P28"/>
      <table:table table:name="Tableau1" table:style-name="Tableau1">
        <table:table-column table:style-name="Tableau1.A"/>
        <table:table-column table:style-name="Tableau1.B"/>
        <table:table-row>
          <table:table-cell table:style-name="Tableau1.A1" office:value-type="string">
            <text:p text:style-name="P64"><text:span text:style-name="T1">SPARADRAP</text:span> (SOINS 1D10)</text:p>
          </table:table-cell>
          <table:table-cell table:style-name="Tableau1.B1" office:value-type="string">
            <text:p text:style-name="P67">DÉGOÛT <text:span text:style-name="T10">(POISON 1D10)</text:span></text:p>
          </table:table-cell>
        </table:table-row>
        <table:table-row>
          <table:table-cell table:style-name="Tableau1.A2" office:value-type="string">
            <text:p text:style-name="P68"><text:span text:style-name="T2">ZAAP</text:span><text:span text:style-name="T31"> (</text:span>PM+3 / <text:span text:style-name="T42">0</text:span> Att. Opp)</text:p>
          </table:table-cell>
          <table:table-cell table:style-name="Tableau1.B2" office:value-type="string">
            <text:p text:style-name="P67">MARAIS <text:span text:style-name="T10">(PLUS DE PM)</text:span></text:p>
          </table:table-cell>
        </table:table-row>
        <table:table-row>
          <table:table-cell table:style-name="Tableau1.A2" office:value-type="string">
            <text:p text:style-name="P69">ŒIL DE LYNX <text:span text:style-name="T10">(PO+3)</text:span></text:p>
          </table:table-cell>
          <table:table-cell table:style-name="Tableau1.B2" office:value-type="string">
            <text:p text:style-name="P67">ŒIL DE TAUPE <text:span text:style-name="T10">(PO=1)</text:span></text:p>
          </table:table-cell>
        </table:table-row>
        <table:table-row table:style-name="Tableau1.4">
          <table:table-cell table:style-name="Tableau1.A2" office:value-type="string">
            <text:p text:style-name="P69">BOUCLIER <text:span text:style-name="T10">(DEF+5)</text:span></text:p>
          </table:table-cell>
          <table:table-cell table:style-name="Tableau1.B2" office:value-type="string">
            <text:p text:style-name="P67">CLÉMENCE DIVINE <text:span text:style-name="T10">(</text:span><text:span text:style-name="T12">MÉTÉO</text:span><text:span text:style-name="T10">)</text:span></text:p>
          </table:table-cell>
        </table:table-row>
      </table:table>
      <text:p text:style-name="P28"/>
      <text:h text:style-name="P84" text:outline-level="1"><text:soft-page-break/><text:span text:style-name="T40">MÉTÉO</text:span> ET <text:span text:style-name="T40">RÈGLE</text:span> <text:span text:style-name="T40">SPÉCIALE</text:span> DE ZEUS</text:h>
      <text:p text:style-name="P53"/>
      <text:p text:style-name="P33">La météo est tirée aléatoirement à chaque début de cycle à l'aide du Dé Météo. Zeus bénéficier des effets indiqués à droite, sans subir les effets de gauche.</text:p>
      <text:p text:style-name="P33"/>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5">NORMAL</text:p>
          </table:table-cell>
          <table:table-cell table:style-name="Tableau2.B1" office:value-type="string">
            <text:p text:style-name="P66">0</text:p>
          </table:table-cell>
          <table:table-cell table:style-name="Tableau2.C1" office:value-type="string">
            <text:p text:style-name="P66">Soins 5 PV/<text:span text:style-name="T43">R</text:span></text:p>
          </table:table-cell>
        </table:table-row>
        <table:table-row>
          <table:table-cell table:style-name="Tableau2.A4" office:value-type="string">
            <text:p text:style-name="P70">NUIT</text:p>
          </table:table-cell>
          <table:table-cell table:style-name="Tableau2.B2" office:value-type="string">
            <text:p text:style-name="P71">- 5 Portée</text:p>
          </table:table-cell>
          <table:table-cell table:style-name="Tableau2.C4" office:value-type="string">
            <text:p text:style-name="P71">Invisibilité</text:p>
          </table:table-cell>
        </table:table-row>
        <table:table-row>
          <table:table-cell table:style-name="Tableau2.A4" office:value-type="string">
            <text:p text:style-name="P72">ZENITH</text:p>
          </table:table-cell>
          <table:table-cell table:style-name="Tableau2.B3" office:value-type="string">
            <text:p text:style-name="P73">+ 5 Dégâts </text:p>
          </table:table-cell>
          <table:table-cell table:style-name="Tableau2.C4" office:value-type="string">
            <text:p text:style-name="P73">+ 10 Dégâts</text:p>
          </table:table-cell>
        </table:table-row>
        <table:table-row>
          <table:table-cell table:style-name="Tableau2.A4" office:value-type="string">
            <text:p text:style-name="P74">PLUIE</text:p>
          </table:table-cell>
          <table:table-cell table:style-name="Tableau2.B4" office:value-type="string">
            <text:p text:style-name="P75">+ 5 Défense</text:p>
          </table:table-cell>
          <table:table-cell table:style-name="Tableau2.C4" office:value-type="string">
            <text:p text:style-name="P75">+ 10 Défense</text:p>
          </table:table-cell>
        </table:table-row>
        <table:table-row>
          <table:table-cell table:style-name="Tableau2.A5" office:value-type="string">
            <text:p text:style-name="P76">NEIGE</text:p>
          </table:table-cell>
          <table:table-cell table:style-name="Tableau2.B5" office:value-type="string">
            <text:p text:style-name="P77">- 5 Mouvement</text:p>
          </table:table-cell>
          <table:table-cell table:style-name="Tableau2.C5" office:value-type="string">
            <text:p text:style-name="P77">Eclair = 2D10 Dégâts</text:p>
          </table:table-cell>
        </table:table-row>
      </table:table>
      <text:p text:style-name="P20"/>
      <text:p text:style-name="P52"/>
      <text:h text:style-name="P85" text:outline-level="1"><text:soft-page-break/><text:span text:style-name="T40">RÉSURRECTION</text:span> <text:span text:style-name="T40">FORCÉE</text:span> ET VICTOIRE</text:h>
      <text:p text:style-name="P30"/>
      <text:p text:style-name="P31">Si une Légende atteint les 0 points de vie, elle atteint le point de Résurrection Forcée. Les points de vie maximum de son équipe sont divisés par deux, et les points de vie restants pour l'équipier aussi sont à diviser par 2.</text:p>
      <text:p text:style-name="P31">Suite à la RF, l'équipe légendicide marque 1 point de victoire, la première équipe à atteindre 3 points de victoire est considérée comme victorieuse. </text:p>
      <text:p text:style-name="P32">La Légende portée à 0 points de vie peut à nouveau être invoquée, où le souhaite le joueur <text:span text:style-name="T68">et ne peut être blessée durant son tour d'apparition (les deux alliés doivent jouer avant que la Légende soit à nouveau attaquable)</text:span></text:p>
      <text:p text:style-name="P32"/>
      <text:p text:style-name="P32"/>
      <text:p text:style-name="P39"><text:soft-page-break/>RELIQUES, POTIONS, ARTEFACT : REGLES D'USAGE</text:p>
      <text:p text:style-name="P41">Chaque Légende débute la partie avec au moins une Relique, un Artefact et une Potion. </text:p>
      <text:p text:style-name="P41">Une Relique est un pouvoir <text:span text:style-name="T44">constant,</text:span> <text:span text:style-name="T44">en général,</text:span> <text:span text:style-name="T44">particulièrement puissant et permettant à la Légende d'accéder à une forme de « spécialisation ».</text:span></text:p>
      <text:p text:style-name="P41">* <text:span text:style-name="T38">N'importe quel personnage peut utiliser </text:span><text:span text:style-name="T39">L'Armure d'Achille</text:span><text:span text:style-name="T38">, une relique permettant de ne pas prendre les dégâts à distance si la Légende porteuse fait +20 sur un D100. Cette relique est donc particulièrement utile dans des combats contre Legolas, ou d'Artagnan et les 3 mousquetaires. A l'inverse, une relique comme </text:span><text:span text:style-name="T39">L'Arc long anglais</text:span><text:span text:style-name="T38"> permet de stopper les charges de légendes comme Héraclès ou Jeanne d'Arc, en plus d'infliger 1D8 dégâts de plus pour les attaques à distance.</text:span></text:p>
      <text:p text:style-name="P42"><text:soft-page-break/>Toutes les reliques ne sont pas utilisables constamment, et toutes informations sur le nombre d'utilisations sont marquées sur la carte de la Relique.</text:p>
      <text:p text:style-name="P42">Un Artefact est un pouvoir utilisable un nombre de fois limité durant la partie, il donne une ou des capacités bien moins puissantes que l<text:span text:style-name="T48">es reliques, mais veillez à ne pas minorer leurs effets</text:span>. </text:p>
      <text:p text:style-name="P48">* <text:span text:style-name="T48">La </text:span><text:span text:style-name="T45">Patte de Lapin</text:span><text:span text:style-name="T48"> permet sur une action (et une seule) à faire le meilleur jet possible. Si Héraclès, à portée, utilise la Charge des juments d'Augias, alors il fera, en une action, un total de 1D10 + 1D6 + 2D10 mais comme il n'utilise qu'une seule action pour tout ces jets, la </text:span><text:span text:style-name="T45">Patte de Lapin</text:span><text:span text:style-name="T48"> lui permet de faire 36 dégâts, sans même avoir à lancer les dés.</text:span></text:p>
      <text:p text:style-name="P49">L'Arc de Pâris<text:span text:style-name="T47">, quant à lui, permet à n'importe quel personnage de bénéficier d'une attaque à distance de PO 1-7 pour 1D10+1 dégâts.</text:span></text:p>
      <text:p text:style-name="P43"><text:soft-page-break/>Les artefacts permettent en général, à l'inverse d'une Relique d'améliorer relativement un côté que vous pourriez <text:span text:style-name="T49">estimer</text:span> <text:span text:style-name="T49">faible</text:span> de votre personnage. Héraclès de PO 1 contre Legolas et l'Arc long anglais ? Pour peu que vous ayez pensé à prendre l'Arc de Pâris, tout se passera pour le mieux.</text:p>
      <text:p text:style-name="P47"><text:span text:style-name="T47">Une potion est un bonus temporaire léger, pour contrebalancer une faiblesse de votre légende (PO légère, un pouvoir de Rencontre fantastique mais utilisable une seule fois…) ou au contraire ajouter encore continuer dans la lancée de vos forces (4 actions + Vishnu + Vitesse de Flash <text:s/>+ Potion d'Actions + Sacrifice rituel (3 Bras) = </text:span>11 actions disponibles<text:span text:style-name="T47">)</text:span></text:p>
      <text:p text:style-name="P50"/>
      <text:p text:style-name="P50"/>
      <text:p text:style-name="P50"/>
      <text:p text:style-name="P50"><text:soft-page-break/>INFORMATIONS RELATIVES AUX CARTES DES LÉGENDES </text:p>
      <text:p text:style-name="P44"><text:tab/>: Le pouvoir lié à cette icône permet de frapper avec une passe d'armes du niveau indiqué sur la carte du personnage.</text:p>
      <text:p text:style-name="P44"><text:tab/>: Le pouvoir lié à cette icône empêche l'adversaire de se défendre <text:span text:style-name="T67">plus de fois</text:span> que le nombre indiqué. </text:p>
      <text:p text:style-name="P44"><text:tab/>: Le pouvoir lié à cette icône bénéficie de la portée indiquée à l'intérieur de <text:span text:style-name="T67">l’œil</text:span>, même si la Légende a moins de portée qu'indiqué. Si une flèche est située à côté, cela signifie que le sort tape en ligne droite, quelle que soit la distance à parcourir.</text:p>
      <text:p text:style-name="P44"><text:tab/>: Le pouvoir lié à cette icône ne nécessite pas de ligne de vue, <text:span text:style-name="T57">il peut être lancé même avec des éléments de décor ou d'autres Légendes dans la zone de portée.</text:span></text:p>
      <text:p text:style-name="P44"><text:soft-page-break/><text:tab/>: <text:span text:style-name="T57">Le pouvoir lié à cette icône n'utilise aucun Point d'Action lors de son déclenchement, il peut donc être utilisé dans le cadre d'un round où la Légende n'a aucune action disponible. Ces pouvoirs ne peuvent être utilisés si la Légende a déjà utilisé tout son capital d'action pour le round.</text:span></text:p>
      <text:p text:style-name="P44"><text:tab/>: <text:span text:style-name="T57">Le pouvoir lié à cette icône se compile à chaque fois, un nombre de fois égal à la valeur indiquée entre parenthèses. Les bonus de dégâts de Légende Arès par exemple sont cumulables sur 3 actions d'attaque, donc lorsqu'Arès frappe 4 actions, il frappe avec un bonus net de +30 dégâts.</text:span></text:p>
      <text:p text:style-name="P44"/>
      <text:p text:style-name="P44"/>
      <text:p text:style-name="P44"/>
      <text:p text:style-name="P51"/>
      <text:p text:style-name="P51"/>
      <text:p text:style-name="P51"><text:soft-page-break/>DÉGÂTS ÉLÉMENTAUX ET POUVOIRS SPÉCIAUX A ÉLÉMENTS </text:p>
      <text:p text:style-name="P45">Il existe trois types d'éléments dans le jeu « Légendes : La Grande Guerre » :</text:p>
      <text:p text:style-name="P45">Le poison fait des dégâts au round d'après, et ne peut être défendu par une armure. Les dégâts infligés par du poison sont déduits des points de vie maximums, et ne peuvent donc pas être soignés. Les dégâts des poisons oscillent entre le D4 et le D6.</text:p>
      <text:p text:style-name="P45">Les brûlures font des dégâts au round 1 égaux à la valeur indiquée. Au round d'après, les dégâts directs infligés par la brûlure sont divisés par 2 et à nouveau comptabilisés, cette fois-ci sous forme de dégâts insoignables, déduits du maximum.</text:p>
      <text:p text:style-name="P45">L'acide permet de détruire rapidement l'armure d'un adversaire. Les dégâts sont doublés sur <text:soft-page-break/>l'armure et enlèvent des points de vie maximum déjà perdus, sans en faire perdre d'autres. Tout dégâts non absorbés par une armure ou des points de vie déjà perdus, selon des tranches prédéfinies ci-dessous, va venir ponctionner des utilisations d'armure sur les adversaires.</text:p>
      <text:p text:style-name="P46">*</text:p>
      <text:p text:style-name="P46">+ 5 dégâts = 1 INT</text:p>
      <text:p text:style-name="P46">+10 dégâts = 3 INT / 1 LOU</text:p>
      <text:p text:style-name="P46">+15 dégâts = 5 INT / 2 LOU</text:p>
      <text:p text:style-name="P46">*</text:p>
      <text:p text:style-name="P45"/>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Head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style:text-underline-style="solid" style:text-underline-width="auto" style:text-underline-color="font-color" officeooo:rsid="00252f65" officeooo:paragraph-rsid="00252f65"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rsid="0024d233" officeooo:paragraph-rsid="0024d233"/>
    </style:style>
    <style:page-layout style:name="Mpm1">
      <style:page-layout-properties fo:page-width="14.801cm" fo:page-height="21.001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égendes : La Grande Guerre</text:p>
      </style:header>
      <style:footer>
        <text:p text:style-name="MP2"><text:page-number style:num-format="1"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14:03:46.532000000</meta:creation-date>
    <dc:date>2019-07-29T15:33:05.064000000</dc:date>
    <meta:editing-duration>PT6H48M44S</meta:editing-duration>
    <meta:editing-cycles>15</meta:editing-cycles>
    <meta:generator>LibreOffice/5.0.4.2$Windows_x86 LibreOffice_project/2b9802c1994aa0b7dc6079e128979269cf95bc78</meta:generator>
    <meta:document-statistic meta:table-count="2" meta:image-count="0" meta:object-count="0" meta:page-count="23" meta:paragraph-count="135" meta:word-count="2689" meta:character-count="15482" meta:non-whitespace-character-count="12838"/>
  </office:meta>
</office:document-meta>
</file>